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6cm" fo:min-width="3.8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57cm" fo:min-width="1.5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4" style:family="graphic" style:parent-style-name="standard">
      <style:graphic-properties draw:fill-color="#ffffff" draw:textarea-vertical-align="middle" draw:auto-grow-height="false" fo:min-height="1.75cm" fo:min-width="1.5cm" fo:wrap-option="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6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8cm"/>
      <style:paragraph-properties style:writing-mode="lr-tb"/>
    </style:style>
    <style:style style:name="gr8" style:family="graphic" style:parent-style-name="standard">
      <style:graphic-properties draw:fill-color="#ffffff" draw:textarea-vertical-align="middle" draw:auto-grow-height="false" fo:min-height="4.243cm" fo:min-width="4.492cm" fo:wrap-option="wrap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5cm" svg:height="2cm" svg:x="5cm" svg:y="2.5cm">
          <text:p text:style-name="P1">Cuc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.5cm" svg:x="1.5cm" svg:y="0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3.639cm" svg:height="0.962cm" svg:x="0.5cm" svg:y="3cm">
          <draw:text-box>
            <text:p>.feature file</text:p>
          </draw:text-box>
        </draw:frame>
        <draw:custom-shape draw:style-name="gr4" draw:text-style-name="P4" draw:layer="layout" svg:width="2cm" svg:height="2cm" draw:transform="rotate (1.55631009400334) translate (3.971cm 2.49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" draw:text-style-name="P1" draw:layer="layout" svg:width="4.5cm" svg:height="2cm" svg:x="5cm" svg:y="6cm">
          <text:p text:style-name="P1">ScreenPlay 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cm" svg:height="1.5cm" svg:x="6.5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2cm" svg:height="2.5cm" svg:x="3cm" svg:y="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2cm" svg:height="2.5cm" svg:x="6cm" svg:y="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2cm" svg:height="2.5cm" svg:x="9cm" svg:y="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cm" svg:height="1.5cm" svg:x="6.5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0.714cm" svg:height="7.495cm" draw:transform="rotate (-1.56643300366491) translate (8.997cm 9.253cm)">
          <draw:text-box>
            <text:p><text:span text:style-name="T1">{</text:span></text:p>
          </draw:text-box>
        </draw:frame>
        <draw:frame draw:style-name="gr7" draw:text-style-name="P3" draw:layer="layout" svg:width="6.568cm" svg:height="0.962cm" svg:x="3.5cm" svg:y="14cm">
          <draw:text-box>
            <text:p>Classes &amp; test scripts</text:p>
          </draw:text-box>
        </draw:frame>
        <draw:custom-shape draw:style-name="gr2" draw:text-style-name="P2" draw:layer="layout" svg:width="2cm" svg:height="2.5cm" svg:x="14.5cm" svg:y="0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3.639cm" svg:height="0.962cm" svg:x="13.5cm" svg:y="3cm">
          <draw:text-box>
            <text:p>.feature file</text:p>
          </draw:text-box>
        </draw:frame>
        <draw:custom-shape draw:style-name="gr8" draw:text-style-name="P4" draw:layer="layout" svg:width="4.992cm" svg:height="4.491cm" draw:transform="skewX (-0.0026179938779915) rotate (1.55631009400334) translate (16.971cm 5.452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" draw:text-style-name="P1" draw:layer="layout" svg:width="4.5cm" svg:height="2cm" svg:x="18cm" svg:y="6cm">
          <text:p text:style-name="P1">ScreenPlay 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.5cm" svg:x="16cm" svg:y="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2cm" svg:height="2.5cm" svg:x="19cm" svg:y="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2cm" svg:height="2.5cm" svg:x="22cm" svg:y="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cm" svg:height="1.5cm" svg:x="19.5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0.714cm" svg:height="7.495cm" draw:transform="rotate (-1.56643300366491) translate (21.997cm 9.253cm)">
          <draw:text-box>
            <text:p><text:span text:style-name="T1">{</text:span></text:p>
          </draw:text-box>
        </draw:frame>
        <draw:frame draw:style-name="gr7" draw:text-style-name="P3" draw:layer="layout" svg:width="6.568cm" svg:height="0.962cm" svg:x="16.5cm" svg:y="14cm">
          <draw:text-box>
            <text:p>Classes &amp; test scripts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5T01:46:28.932000000</meta:creation-date>
    <dc:date>2022-05-15T01:53:06.499000000</dc:date>
    <meta:editing-duration>PT6M39S</meta:editing-duration>
    <meta:editing-cycles>1</meta:editing-cycles>
    <meta:generator>LibreOffice/7.3.2.2$Windows_X86_64 LibreOffice_project/49f2b1bff42cfccbd8f788c8dc32c1c309559be0</meta:generator>
    <meta:document-statistic meta:object-count="45"/>
  </office:meta>
</office:document-meta>
</file>